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9a4" officeooo:paragraph-rsid="0016b9a4"/>
    </style:style>
    <style:style style:name="P2" style:family="paragraph" style:parent-style-name="Standard" style:list-style-name="L1">
      <style:text-properties officeooo:rsid="0016b9a4" officeooo:paragraph-rsid="0016b9a4"/>
    </style:style>
    <style:style style:name="P3" style:family="paragraph" style:parent-style-name="Standard" style:list-style-name="L2">
      <style:text-properties officeooo:rsid="0016b9a4" officeooo:paragraph-rsid="0016b9a4"/>
    </style:style>
    <style:style style:name="P4" style:family="paragraph" style:parent-style-name="Standard" style:list-style-name="L3">
      <style:text-properties officeooo:rsid="0016b9a4" officeooo:paragraph-rsid="0016b9a4"/>
    </style:style>
    <style:style style:name="P5" style:family="paragraph" style:parent-style-name="Standard" style:list-style-name="L4">
      <style:text-properties officeooo:rsid="0016b9a4" officeooo:paragraph-rsid="0016b9a4"/>
    </style:style>
    <style:style style:name="P6" style:family="paragraph" style:parent-style-name="Standard" style:list-style-name="L5">
      <style:text-properties officeooo:rsid="0016b9a4" officeooo:paragraph-rsid="0016b9a4"/>
    </style:style>
    <style:style style:name="P7" style:family="paragraph" style:parent-style-name="Standard" style:list-style-name="L7">
      <style:text-properties officeooo:rsid="0016b9a4" officeooo:paragraph-rsid="0016b9a4"/>
    </style:style>
    <style:style style:name="P8" style:family="paragraph" style:parent-style-name="Standard">
      <style:text-properties officeooo:rsid="0016b9a4" officeooo:paragraph-rsid="001848f5"/>
    </style:style>
    <style:style style:name="P9" style:family="paragraph" style:parent-style-name="Standard">
      <style:text-properties fo:font-size="14pt" fo:font-weight="bold" officeooo:rsid="0016b9a4" officeooo:paragraph-rsid="0016b9a4" style:font-size-asian="14pt" style:font-weight-asian="bold" style:font-size-complex="14pt" style:font-weight-complex="bold"/>
    </style:style>
    <style:style style:name="P10" style:family="paragraph" style:parent-style-name="Standard" style:list-style-name="L8">
      <style:text-properties officeooo:rsid="001848f5" officeooo:paragraph-rsid="001848f5"/>
    </style:style>
    <style:style style:name="P11" style:family="paragraph" style:parent-style-name="Standard">
      <style:text-properties officeooo:rsid="001848f5" officeooo:paragraph-rsid="001848f5"/>
    </style:style>
    <style:style style:name="P12" style:family="paragraph" style:parent-style-name="Standard" style:list-style-name="L9">
      <style:text-properties officeooo:rsid="001848f5" officeooo:paragraph-rsid="001848f5"/>
    </style:style>
    <style:style style:name="T1" style:family="text">
      <style:text-properties officeooo:rsid="001848f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his file consists of the code used to configure NAT </text:p>
      <text:p text:style-name="P1"/>
      <text:list xml:id="list1914219604" text:style-name="L1">
        <text:list-header>
          <text:p text:style-name="P2"/>
        </text:list-header>
        <text:list-item>
          <text:p text:style-name="P2">Creating Namespaces </text:p>
        </text:list-item>
      </text:list>
      <text:p text:style-name="P1"/>
      <text:p text:style-name="P1">ip netns add client1</text:p>
      <text:p text:style-name="P1">ip netns add client2</text:p>
      <text:p text:style-name="P1">ip netns add router</text:p>
      <text:p text:style-name="P1">ip netns list</text:p>
      <text:p text:style-name="P1"/>
      <text:p text:style-name="P1"/>
      <text:list xml:id="list1229177416" text:style-name="L2">
        <text:list-item>
          <text:p text:style-name="P3">Adding interfaces</text:p>
        </text:list-item>
      </text:list>
      <text:p text:style-name="P1"/>
      <text:p text:style-name="P1">ip link add peer0 type veth peer name eth0</text:p>
      <text:p text:style-name="P1">ip link set peer0 netns client1</text:p>
      <text:p text:style-name="P1">ip link set eth0 netns router</text:p>
      <text:p text:style-name="P1"/>
      <text:p text:style-name="P1">ip link add peer1 type veth peer name eth1</text:p>
      <text:p text:style-name="P1">ip link set peer1 netns client2</text:p>
      <text:p text:style-name="P1">ip link set eth1 netns router</text:p>
      <text:p text:style-name="P1"/>
      <text:p text:style-name="P1"/>
      <text:list xml:id="list340220735" text:style-name="L3">
        <text:list-item>
          <text:p text:style-name="P4">Set up IP address and loopback address</text:p>
        </text:list-item>
      </text:list>
      <text:p text:style-name="P1"/>
      <text:p text:style-name="P1">ip netns exec router ip addr add 192.168.10.1/24 dev eth0</text:p>
      <text:p text:style-name="P1">ip netns exec router ip addr add 192.168.10.2/24 dev eth1</text:p>
      <text:p text:style-name="P1"/>
      <text:p text:style-name="P1">ip netns exec client1 ip addr add 192.168.10.3/24 dev peer0</text:p>
      <text:p text:style-name="P1"/>
      <text:p text:style-name="P1">ip netns exec client2 ip addr add 192.168.10.4/24 dev peer1</text:p>
      <text:p text:style-name="P1"/>
      <text:p text:style-name="P1">ip netns exec router ip link set lo up</text:p>
      <text:p text:style-name="P1">ip netns exec router ip link set eth0 up</text:p>
      <text:p text:style-name="P1">ip netns exec router ip link set eth1 up</text:p>
      <text:p text:style-name="P1"/>
      <text:p text:style-name="P1">ip netns exec client1 ip link set lo up</text:p>
      <text:p text:style-name="P1">ip netns exec client1 ip link set peer0 up</text:p>
      <text:p text:style-name="P1">ip netns exec client2 ip link set lo up</text:p>
      <text:p text:style-name="P1">ip netns exec client2 ip link set peer1 up</text:p>
      <text:p text:style-name="P1"/>
      <text:p text:style-name="P1"/>
      <text:list xml:id="list1981531486" text:style-name="L4">
        <text:list-item>
          <text:p text:style-name="P5">Add default route and enable IP forwarding</text:p>
        </text:list-item>
      </text:list>
      <text:p text:style-name="P1"/>
      <text:p text:style-name="P1">ip netns exec client1 ip route add default via 192.168.10.1</text:p>
      <text:p text:style-name="P1">ip netns exec client2 ip route add default via 192.168.10.2</text:p>
      <text:p text:style-name="P1"/>
      <text:p text:style-name="P1">ip netns exec router sysctl -w net.ipv4.ip_forward=1</text:p>
      <text:p text:style-name="P1"/>
      <text:p text:style-name="P1"/>
      <text:p text:style-name="P1"/>
      <text:p text:style-name="P1"/>
      <text:p text:style-name="P1"/>
      <text:list xml:id="list1338734064" text:style-name="L5">
        <text:list-item>
          <text:p text:style-name="P6"><text:soft-page-break/>Add external interface and set up IP addresses</text:p>
        </text:list-item>
      </text:list>
      <text:p text:style-name="P1"/>
      <text:p text:style-name="P1">ip link add eth-ext type veth peer name eth-ext-host</text:p>
      <text:p text:style-name="P1">ip link set eth-ext netns router</text:p>
      <text:p text:style-name="P1">ip netns exec router ip address add 203.0.113.1/24 dev eth-ext</text:p>
      <text:p text:style-name="P1">ip netns exec router ip link set eth-ext up</text:p>
      <text:p text:style-name="P1"/>
      <text:p text:style-name="P1">ip address add 203.0.113.2/24 dev eth-ext-host</text:p>
      <text:p text:style-name="P1">ip link set eth-ext-host up</text:p>
      <text:p text:style-name="P1"/>
      <text:p text:style-name="P1"/>
      <text:list xml:id="list446080105" text:style-name="L7">
        <text:list-item>
          <text:p text:style-name="P7">Configuring NAT</text:p>
        </text:list-item>
      </text:list>
      <text:p text:style-name="P1"/>
      <text:p text:style-name="P1">ip netns exec router iptables -t nat -A POSTROUTING -o eth-ext -j MASQUERADE</text:p>
      <text:p text:style-name="P1"/>
      <text:p text:style-name="P1">ip netns exec router iptables -A FORWARD -i eth-ext -o eth0 -m state --state RELATED,ESTABLISHED -j ACCEPT</text:p>
      <text:p text:style-name="P1">ip netns exec router iptables -A FORWARD -i eth0 -o eth-ext -j ACCEPT</text:p>
      <text:p text:style-name="P1"/>
      <text:p text:style-name="P8">ip netns exec router iptables -A FORWARD -i eth-ext -o eth<text:span text:style-name="T1">1</text:span> -m state --state RELATED,ESTABLISHED -j ACCEPT</text:p>
      <text:p text:style-name="P8">ip netns exec router iptables -A FORWARD -i eth<text:span text:style-name="T1">1</text:span> -o eth-ext -j ACCEPT</text:p>
      <text:p text:style-name="P8"/>
      <text:p text:style-name="P8">ip netns exec router iptables -A FORWARD -i eth0 -o eth1 -j ACCEPT</text:p>
      <text:p text:style-name="P8">ip netns exec router iptables -A FORWARD -i eth1 -o eth0 -m state --state RELATED,ESTABLISHED -j ACCEPT</text:p>
      <text:p text:style-name="P8"/>
      <text:p text:style-name="P8"/>
      <text:list xml:id="list1184010402" text:style-name="L8">
        <text:list-item>
          <text:p text:style-name="P10">Checking firewall rules</text:p>
        </text:list-item>
      </text:list>
      <text:p text:style-name="P11"/>
      <text:p text:style-name="P11">ip netns exec router iptables -L -v</text:p>
      <text:p text:style-name="P11"/>
      <text:p text:style-name="P11"/>
      <text:list xml:id="list1495264681" text:style-name="L9">
        <text:list-item>
          <text:p text:style-name="P12">Testing connectivity </text:p>
        </text:list-item>
      </text:list>
      <text:p text:style-name="P11"/>
      <text:p text:style-name="P11">ip netns exec client1 ping -c 4 203.0.113.2 (external network interfac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3:46:21.014691489</meta:creation-date>
    <dc:date>2024-10-05T13:59:02.102297653</dc:date>
    <meta:editing-duration>PT2M30S</meta:editing-duration>
    <meta:editing-cycles>1</meta:editing-cycles>
    <meta:document-statistic meta:table-count="0" meta:image-count="0" meta:object-count="0" meta:page-count="2" meta:paragraph-count="49" meta:word-count="408" meta:character-count="2206" meta:non-whitespace-character-count="1855"/>
    <meta:generator>LibreOffice/7.3.7.2$Linux_X86_64 LibreOffice_project/30$Build-2</meta:generator>
  </office:meta>
</office:document-meta>
</file>